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e0366" officeooo:paragraph-rsid="000e0366"/>
    </style:style>
    <style:style style:name="P2" style:family="paragraph" style:parent-style-name="Standard">
      <style:text-properties officeooo:rsid="000e0366" officeooo:paragraph-rsid="0025cde8"/>
    </style:style>
    <style:style style:name="T1" style:family="text">
      <style:text-properties officeooo:rsid="001412a6"/>
    </style:style>
    <style:style style:name="T2" style:family="text">
      <style:text-properties officeooo:rsid="00177435"/>
    </style:style>
    <style:style style:name="T3" style:family="text">
      <style:text-properties officeooo:rsid="002456ac"/>
    </style:style>
    <style:style style:name="T4" style:family="text">
      <style:text-properties officeooo:rsid="0024bade"/>
    </style:style>
    <style:style style:name="T5" style:family="text">
      <style:text-properties officeooo:rsid="0025cde8"/>
    </style:style>
    <style:style style:name="T6" style:family="text">
      <style:text-properties officeooo:rsid="00274341"/>
    </style:style>
    <style:style style:name="T7" style:family="text">
      <style:text-properties officeooo:rsid="002777a9"/>
    </style:style>
    <style:style style:name="T8" style:family="text">
      <style:text-properties officeooo:rsid="002a31bc"/>
    </style:style>
    <style:style style:name="T9" style:family="text">
      <style:text-properties officeooo:rsid="002bb022"/>
    </style:style>
    <style:style style:name="T10" style:family="text">
      <style:text-properties officeooo:rsid="002d3478"/>
    </style:style>
    <style:style style:name="T11" style:family="text">
      <style:text-properties officeooo:rsid="002f21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第十章 模式、自动机和正则表达式</text:p>
      <text:p text:style-name="Standard"/>
      <text:p text:style-name="P1"><text:tab/>与模式相关的两个基本问题是模式的定义和识别，这也是本章和下一章的主题。在某些应用中，模式识别是必不可少的，比如图<text:span text:style-name="T1">10.1所示的</text:span>光学字符识别的例子。在有些应用中，模式识别是一个较大问题的一部分。比如，程序的模式识别是编译器的必要的组成部分，即将一种语言翻译为另一种语言，如将<text:span text:style-name="T2">C语言翻译为机器语言</text:span>。</text:p>
      <text:p text:style-name="P2"><text:tab/>在计算机科学中开有许多其它应用模式的例子。模式在构造计算机和其它数字设备的电子电路中起着关键作用。在文本编辑中，模式用来查找指定的单词或字符串，比如“<text:span text:style-name="T5">the letters if followed by any</text:span></text:p>
      <text:p text:style-name="P2"><text:span text:style-name="T5">sequence of characters followed by then</text:span>”。大多数操作系统可以在命来中使用模式，比如在<text:span text:style-name="T7">UNIX操作系统中“ls *tex”可以列出以“tex”三个字符结尾的文件。</text:span></text:p>
      <text:p text:style-name="P2"><text:tab/>围绕着模式定义和识别已经进行了广泛的研究，这些理论称为“自动机理论”或“语言理论”，它的基本定义和技术是计算机科学核心组成部分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5T09:18:13.342407875</meta:creation-date>
    <dc:date>2014-10-25T09:51:43.689095897</dc:date>
    <meta:editing-duration>PT30M57S</meta:editing-duration>
    <meta:editing-cycles>36</meta:editing-cycles>
    <meta:generator>LibreOffice/4.2.6.3$Linux_x86 LibreOffice_project/420m0$Build-3</meta:generator>
    <meta:document-statistic meta:table-count="0" meta:image-count="0" meta:object-count="0" meta:page-count="1" meta:paragraph-count="5" meta:word-count="355" meta:character-count="436" meta:non-whitespace-character-count="420"/>
  </office:meta>
</office:document-meta>
</file>